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6cm" svg:y1="4.5cm" svg:x2="18.4cm" svg:y2="4.5cm">
          <text:p/>
        </draw:line>
        <draw:line draw:style-name="gr1" draw:text-style-name="P1" draw:layer="layout" svg:x1="2.6cm" svg:y1="6.4cm" svg:x2="18.4cm" svg:y2="6.4cm">
          <text:p/>
        </draw:line>
        <draw:line draw:style-name="gr1" draw:text-style-name="P1" draw:layer="layout" svg:x1="2.6cm" svg:y1="8.4cm" svg:x2="18.4cm" svg:y2="8.4cm">
          <text:p/>
        </draw:line>
        <draw:frame draw:style-name="gr2" draw:layer="layout" svg:width="1.277cm" svg:height="0.962cm" svg:x="1.3cm" svg:y="3.9cm">
          <draw:text-box>
            <text:p>P1</text:p>
          </draw:text-box>
        </draw:frame>
        <draw:frame draw:style-name="gr2" draw:layer="layout" svg:width="1.277cm" svg:height="0.962cm" svg:x="1.301cm" svg:y="5.9cm">
          <draw:text-box>
            <text:p>P2</text:p>
          </draw:text-box>
        </draw:frame>
        <draw:frame draw:style-name="gr2" draw:layer="layout" svg:width="1.277cm" svg:height="0.962cm" svg:x="1.302cm" svg:y="7.9cm">
          <draw:text-box>
            <text:p>P3</text:p>
          </draw:text-box>
        </draw:frame>
        <draw:line draw:style-name="gr3" draw:text-style-name="P1" draw:layer="layout" svg:x1="3.3cm" svg:y1="4.5cm" svg:x2="5.3cm" svg:y2="8.4cm">
          <text:p/>
        </draw:line>
        <draw:line draw:style-name="gr3" draw:text-style-name="P1" draw:layer="layout" svg:x1="3.3cm" svg:y1="4.5cm" svg:x2="13.6cm" svg:y2="6.4cm">
          <text:p/>
        </draw:line>
        <draw:line draw:style-name="gr3" draw:text-style-name="P1" draw:layer="layout" svg:x1="5.8cm" svg:y1="8.4cm" svg:x2="7.7cm" svg:y2="6.4cm">
          <text:p/>
        </draw:line>
        <draw:frame draw:style-name="gr2" draw:text-style-name="P2" draw:layer="layout" svg:width="1.725cm" svg:height="1.191cm" svg:x="2.1cm" svg:y="4.9cm">
          <draw:text-box>
            <text:p><text:span text:style-name="T1">(1,0,0)</text:span></text:p>
            <text:p><text:span text:style-name="T1">0</text:span></text:p>
          </draw:text-box>
        </draw:frame>
        <draw:frame draw:style-name="gr2" draw:text-style-name="P2" draw:layer="layout" svg:width="1.725cm" svg:height="1.191cm" svg:x="6.5cm" svg:y="7.1cm">
          <draw:text-box>
            <text:p><text:span text:style-name="T1">(1,2,0)</text:span></text:p>
            <text:p><text:span text:style-name="T1">1</text:span></text:p>
          </draw:text-box>
        </draw:frame>
        <draw:frame draw:style-name="gr2" draw:text-style-name="P2" draw:layer="layout" svg:width="1.725cm" svg:height="1.191cm" svg:x="9.575cm" svg:y="4.5cm">
          <draw:text-box>
            <text:p><text:span text:style-name="T1">(1,0,0)</text:span></text:p>
            <text:p><text:span text:style-name="T1">0</text:span></text:p>
          </draw:text-box>
        </draw:frame>
        <draw:custom-shape draw:style-name="gr4" draw:text-style-name="P1" draw:layer="layout" svg:width="0.3cm" svg:height="0.3cm" svg:x="5.4cm" svg:y="8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13.7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0.3cm" svg:x="14.1cm" svg:y="6.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6.427cm" svg:height="0.587cm" draw:transform="skewX (0.163711883837068) rotate (-0.0328121899374943) translate (7.8cm 6.4cm)" svg:viewBox="0 0 6428 588" svg:d="m0 0c3307 1245 6428 126 6428 12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9T09:00:27</meta:creation-date>
    <dc:date>2012-12-12T11:32:10</dc:date>
    <meta:editing-duration>P0D</meta:editing-duration>
    <meta:editing-cycles>2</meta:editing-cycles>
    <meta:generator>LibreOffice/3.6$MacOSX_x86 LibreOffice_project/58f22d5-270d05a-e2abed1-ea17a85-9b5702</meta:generator>
    <meta:document-statistic meta:object-count="16"/>
  </office:meta>
</office:document-meta>
</file>